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Mono" svg:font-family="'Liberation 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paragraph-properties fo:line-height="120%">
        <style:tab-stops>
          <style:tab-stop style:position="0.5in"/>
        </style:tab-stops>
      </style:paragraph-properties>
      <style:text-properties style:font-name="Times" fo:font-size="12pt"/>
    </style:style>
    <style:style style:name="P2" style:family="paragraph" style:parent-style-name="Standard">
      <style:paragraph-properties fo:margin-left="0in" fo:margin-right="0in" fo:line-height="120%" fo:text-indent="0in" style:auto-text-indent="false">
        <style:tab-stops>
          <style:tab-stop style:position="0.1528in"/>
          <style:tab-stop style:position="0.5in"/>
        </style:tab-stops>
      </style:paragraph-properties>
      <style:text-properties style:font-name="Times" fo:font-size="12pt"/>
    </style:style>
    <style:style style:name="P3" style:family="paragraph" style:parent-style-name="Standard" style:list-style-name="L1">
      <style:paragraph-properties fo:margin-left="0in" fo:margin-right="0in" fo:line-height="120%" fo:text-indent="0in" style:auto-text-indent="false">
        <style:tab-stops>
          <style:tab-stop style:position="0.1528in"/>
          <style:tab-stop style:position="0.5in"/>
        </style:tab-stops>
      </style:paragraph-properties>
      <style:text-properties style:font-name="Times" fo:font-size="12pt" officeooo:paragraph-rsid="000a2474"/>
    </style:style>
    <style:style style:name="P4" style:family="paragraph" style:parent-style-name="Standard">
      <style:paragraph-properties fo:margin-left="0in" fo:margin-right="0in" fo:line-height="120%" fo:text-indent="0in" style:auto-text-indent="false">
        <style:tab-stops>
          <style:tab-stop style:position="0.1528in"/>
          <style:tab-stop style:position="0.5in"/>
        </style:tab-stops>
      </style:paragraph-properties>
      <style:text-properties style:font-name="Times" fo:font-size="12pt" officeooo:rsid="000d91a4" officeooo:paragraph-rsid="000d91a4"/>
    </style:style>
    <style:style style:name="P5" style:family="paragraph" style:parent-style-name="Standard">
      <style:paragraph-properties fo:margin-left="0in" fo:margin-right="0in" fo:line-height="120%" fo:text-align="center" style:justify-single-word="false" fo:text-indent="0in" style:auto-text-indent="false">
        <style:tab-stops>
          <style:tab-stop style:position="0.1528in"/>
          <style:tab-stop style:position="0.5in"/>
        </style:tab-stops>
      </style:paragraph-properties>
      <style:text-properties style:font-name="Times" fo:font-size="12pt" officeooo:rsid="000d91a4" officeooo:paragraph-rsid="000d91a4"/>
    </style:style>
    <style:style style:name="P6" style:family="paragraph" style:parent-style-name="Standard" style:list-style-name="L1">
      <style:paragraph-properties fo:margin-left="0in" fo:margin-right="0in" fo:margin-top="0in" fo:margin-bottom="0.0972in" loext:contextual-spacing="false" fo:line-height="120%" fo:text-indent="0in" style:auto-text-indent="false">
        <style:tab-stops>
          <style:tab-stop style:position="0.1528in"/>
          <style:tab-stop style:position="0.5in"/>
        </style:tab-stops>
      </style:paragraph-properties>
      <style:text-properties style:font-name="Times" fo:font-size="12pt" officeooo:rsid="0006bdc3" officeooo:paragraph-rsid="0006bdc3"/>
    </style:style>
    <style:style style:name="P7" style:family="paragraph" style:parent-style-name="Standard" style:list-style-name="L1">
      <style:paragraph-properties fo:margin-left="0in" fo:margin-right="0in" fo:margin-top="0in" fo:margin-bottom="0.0972in" loext:contextual-spacing="false" fo:line-height="120%" fo:text-indent="0in" style:auto-text-indent="false">
        <style:tab-stops>
          <style:tab-stop style:position="0.1528in"/>
          <style:tab-stop style:position="0.5in"/>
        </style:tab-stops>
      </style:paragraph-properties>
      <style:text-properties style:font-name="Times" fo:font-size="12pt" officeooo:rsid="0006bdc3" officeooo:paragraph-rsid="000a2474"/>
    </style:style>
    <style:style style:name="P8" style:family="paragraph" style:parent-style-name="Standard" style:list-style-name="L1">
      <style:paragraph-properties fo:margin-left="0in" fo:margin-right="0in" fo:margin-top="0in" fo:margin-bottom="0.0972in" loext:contextual-spacing="false" fo:line-height="120%" fo:text-indent="0in" style:auto-text-indent="false">
        <style:tab-stops>
          <style:tab-stop style:position="0.1528in"/>
          <style:tab-stop style:position="0.5in"/>
        </style:tab-stops>
      </style:paragraph-properties>
      <style:text-properties style:font-name="Times" fo:font-size="12pt" officeooo:rsid="00079540" officeooo:paragraph-rsid="00079540"/>
    </style:style>
    <style:style style:name="P9" style:family="paragraph" style:parent-style-name="Standard" style:list-style-name="L1">
      <style:paragraph-properties fo:margin-left="0in" fo:margin-right="0in" fo:margin-top="0in" fo:margin-bottom="0.0972in" loext:contextual-spacing="false" fo:line-height="120%" fo:text-indent="0in" style:auto-text-indent="false">
        <style:tab-stops>
          <style:tab-stop style:position="0.1528in"/>
          <style:tab-stop style:position="0.5in"/>
        </style:tab-stops>
      </style:paragraph-properties>
      <style:text-properties style:font-name="Times" fo:font-size="12pt" officeooo:rsid="000ad370" officeooo:paragraph-rsid="000ad370"/>
    </style:style>
    <style:style style:name="P10" style:family="paragraph" style:parent-style-name="Standard" style:list-style-name="L1">
      <style:paragraph-properties fo:margin-left="0in" fo:margin-right="0in" fo:margin-top="0in" fo:margin-bottom="0.0972in" loext:contextual-spacing="false" fo:line-height="120%" fo:text-indent="0in" style:auto-text-indent="false">
        <style:tab-stops>
          <style:tab-stop style:position="0.1528in"/>
          <style:tab-stop style:position="0.5in"/>
        </style:tab-stops>
      </style:paragraph-properties>
      <style:text-properties style:font-name="Times" fo:font-size="12pt" officeooo:rsid="000c5fe6" officeooo:paragraph-rsid="000c5fe6"/>
    </style:style>
    <style:style style:name="P11"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2"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officeooo:paragraph-rsid="000a2474"/>
    </style:style>
    <style:style style:name="P13" style:family="paragraph" style:parent-style-name="Standard" style:list-style-name="L1">
      <style:paragraph-properties fo:margin-left="0in" fo:margin-right="0in" fo:line-height="120%" fo:text-indent="0in" style:auto-text-indent="false">
        <style:tab-stops>
          <style:tab-stop style:position="0.1528in"/>
          <style:tab-stop style:position="0.5in"/>
        </style:tab-stops>
      </style:paragraph-properties>
      <style:text-properties style:font-name="Times" fo:font-size="12pt"/>
    </style:style>
    <style:style style:name="P14" style:family="paragraph" style:parent-style-name="Standard" style:list-style-name="L1">
      <style:paragraph-properties fo:margin-left="0in" fo:margin-right="0in" fo:line-height="120%" fo:text-indent="0in" style:auto-text-indent="false">
        <style:tab-stops>
          <style:tab-stop style:position="0.1528in"/>
          <style:tab-stop style:position="0.5in"/>
        </style:tab-stops>
      </style:paragraph-properties>
      <style:text-properties style:font-name="Times" fo:font-size="12pt" officeooo:paragraph-rsid="000a2474"/>
    </style:style>
    <style:style style:name="P15" style:family="paragraph" style:parent-style-name="Standard" style:list-style-name="L1">
      <style:paragraph-properties fo:margin-left="0in" fo:margin-right="0in" fo:margin-top="0in" fo:margin-bottom="0.0972in" loext:contextual-spacing="false" fo:line-height="120%" fo:text-indent="0in" style:auto-text-indent="false">
        <style:tab-stops>
          <style:tab-stop style:position="0.1528in"/>
          <style:tab-stop style:position="0.5in"/>
        </style:tab-stops>
      </style:paragraph-properties>
      <style:text-properties style:font-name="Times" fo:font-size="12pt"/>
    </style:style>
    <style:style style:name="P16" style:family="paragraph" style:parent-style-name="Standard" style:list-style-name="L1">
      <style:paragraph-properties fo:margin-left="0in" fo:margin-right="0in" fo:margin-top="0in" fo:margin-bottom="0.0972in" loext:contextual-spacing="false" fo:line-height="120%" fo:text-indent="0in" style:auto-text-indent="false">
        <style:tab-stops>
          <style:tab-stop style:position="0.1528in"/>
          <style:tab-stop style:position="0.5in"/>
        </style:tab-stops>
      </style:paragraph-properties>
      <style:text-properties style:font-name="Times" fo:font-size="12pt" officeooo:paragraph-rsid="000a2474"/>
    </style:style>
    <style:style style:name="P17" style:family="paragraph" style:parent-style-name="Standard" style:list-style-name="L1">
      <style:paragraph-properties fo:margin-left="0in" fo:margin-right="0in" fo:margin-top="0in" fo:margin-bottom="0.0972in" loext:contextual-spacing="false" fo:line-height="120%" fo:text-indent="0in" style:auto-text-indent="false">
        <style:tab-stops>
          <style:tab-stop style:position="0.1528in"/>
          <style:tab-stop style:position="0.5in"/>
        </style:tab-stops>
      </style:paragraph-properties>
      <style:text-properties style:font-name="Times" fo:font-size="12pt" officeooo:rsid="0006bdc3" officeooo:paragraph-rsid="0006bdc3"/>
    </style:style>
    <style:style style:name="T1" style:family="text">
      <style:text-properties officeooo:rsid="0005d9a9"/>
    </style:style>
    <style:style style:name="T2" style:family="text">
      <style:text-properties officeooo:rsid="0006bdc3"/>
    </style:style>
    <style:style style:name="T3" style:family="text">
      <style:text-properties officeooo:rsid="000a2474"/>
    </style:style>
    <style:style style:name="T4" style:family="text">
      <style:text-properties officeooo:rsid="000c5fe6"/>
    </style:style>
    <style:style style:name="T5" style:family="text">
      <style:text-properties officeooo:rsid="000dfb39"/>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am Stewart</text:p>
      <text:p text:style-name="P4">Josh Getter</text:p>
      <text:p text:style-name="P5">Lab 4</text:p>
      <text:p text:style-name="P2"><text:span text:style-name="T1">1. <text:s/></text:span>What is the address of the first instruction that will be executed when running the program? </text:p>
      <text:list xml:id="list6384323593065480596" text:style-name="L1">
        <text:list-header>
          <text:p text:style-name="P3">0x00400000</text:p>
          <text:list>
            <text:list-header>
              <text:p text:style-name="P3"><text:span text:style-name="T3">2. <text:s/></text:span>Where did you find this information? </text:p>
            </text:list-header>
          </text:list>
        </text:list-header>
      </text:list>
      <text:list xml:id="list155812108240027" text:style-name="L1">
        <text:list-header>
          <text:p text:style-name="P13">I found it in column 2 of the text segment, under “address”.</text:p>
        </text:list-header>
      </text:list>
      <text:p text:style-name="P1">3. <text:s/>Which memory locations contain the value for the variable val? </text:p>
      <text:list xml:id="list155811760214424" text:style-name="L1">
        <text:list-header>
          <text:p text:style-name="P13">0x10010000</text:p>
        </text:list-header>
      </text:list>
      <text:p text:style-name="P1">4. <text:s/>Diagram and label a process' address space in Mars. By this, I mean, draw a column labeled 0x00000000 at the bottom and 0xffffffff at the top. Then, show which portions of this address space are used used for instructions, user data, the stack, kernel data, etc. Hint: You will have to look in different MARS windows to find these different areas. Also, the stack grows "down", meaning that each data item added to the stack has a smaller address than the previous item. <text:tab/>0xFFFF0000 – MMIO <text:s/></text:p>
      <text:list xml:id="list155812585084830" text:style-name="L1">
        <text:list-header>
          <text:p text:style-name="P13">0x90000000 – kernal data</text:p>
          <text:p text:style-name="P13">0x10040000 – heap</text:p>
          <text:p text:style-name="P13">0x10010000 – user data</text:p>
          <text:p text:style-name="P13">0x10000000 – extern</text:p>
          <text:p text:style-name="P3">0x00400000 – instructions</text:p>
          <text:list>
            <text:list-header>
              <text:p text:style-name="P3">5. <text:s/>What is the maximum program size for this configuration? (In other words, how many instructions can your program have before they overflow into data memory?) </text:p>
            </text:list-header>
          </text:list>
        </text:list-header>
      </text:list>
      <text:list xml:id="list155811192173691" text:style-name="L1">
        <text:list-header>
          <text:p text:style-name="P15"><text:span text:style-name="T4">9,600,000 </text:span>bits of instructions, or <text:span text:style-name="T4">300,000 </text:span><text:s/>32-bit instructions.</text:p>
          <text:list>
            <text:list-item>
              <text:list>
                <text:list-item>
                  <text:list>
                    <text:list-header>
                      <text:p text:style-name="P15">6. <text:s/>What lines of machine language does the addi pseudo-instruction on line 11 produce?</text:p>
                    </text:list-header>
                  </text:list>
                </text:list-item>
              </text:list>
            </text:list-item>
          </text:list>
          <text:p text:style-name="P15">lui $1 0x00000001</text:p>
          <text:p text:style-name="P15">ori $1, $1, 0x00000002</text:p>
          <text:p text:style-name="P15">add $2, $2, $1</text:p>
          <text:list text:continue-numbering="true">
            <text:list-header>
              <text:p text:style-name="P15">7. <text:s/>What does “lui” stand for?</text:p>
            </text:list-header>
          </text:list>
          <text:p text:style-name="P15">Load upper immediate.</text:p>
          <text:list text:continue-numbering="true">
            <text:list-header>
              <text:p text:style-name="P15">8. <text:s/>Why do the two addi instructions result in different numbers of actual instructions?</text:p>
            </text:list-header>
          </text:list>
          <text:p text:style-name="P16">This is because the second addi uses a 17-bit number, when an addi instruction only has room for a 16-bit number or less, which gives us an overflow result.</text:p>
          <text:list text:continue-numbering="true">
            <text:list-header>
              <text:p text:style-name="P16">9. <text:s/>Explain how the MIPS assembler applies the “<text:span text:style-name="T5">m</text:span>ake the common case fast” principle to addi. </text:p>
            </text:list-header>
          </text:list>
          <text:p text:style-name="P15">Basically, addi with a 16-bit number (or less) is the most common case, so it works in one command, very quickly, whereas if the value is greater than 16-bit, it’s less common, and not quite as fast, since it takes 3 commands to perform.</text:p>
          <text:list text:continue-numbering="true">
            <text:list-header>
              <text:p text:style-name="P15">10. <text:s/>What is the hex representation of the “immediate” parameter to the lui instruction generated <text:soft-page-break/>for line 12?</text:p>
            </text:list-header>
          </text:list>
          <text:p text:style-name="P15">0x<text:span text:style-name="T5">0000 10001.</text:span></text:p>
          <text:list text:continue-numbering="true">
            <text:list-header>
              <text:p text:style-name="P15">11. <text:s/>Why is this the immediate value that is used (i.e., what does it represent)?</text:p>
            </text:list-header>
          </text:list>
          <text:p text:style-name="P15">That’s the first address in the data stack available to temporarily store it, before it’s put into $t0.</text:p>
          <text:list text:continue-numbering="true">
            <text:list-header>
              <text:p text:style-name="P15">12. <text:s/>Now, look at the second machine instruction generated for line 12 (the first lw instruction). <text:s/>Notice that this instruction has three parameters. <text:s/>Describe the function of all three parameters.</text:p>
            </text:list-header>
          </text:list>
          <text:p text:style-name="P16">The first parameter is the destination of where the word is being loaded. <text:s/>The second parameter is is the offset of the actual address (in this case we’re offsetting it by 0x00000000), and then the last parameter is the address where the value is stored in data.</text:p>
          <text:list text:continue-numbering="true">
            <text:list-header>
              <text:p text:style-name="P16">13. <text:s/>Are all three parameters necessary in order for lw to be able to access the entire 4GB memory space; or, could you eliminate the offset parameter? (Imagine a hypothetical lw instruction that did not have an offset parameter. <text:s/>Would there be memory locations that could not be accessed using this hypothetical lw?) <text:s/>If so, give an example. <text:s/>If not, give a sequence of machine instructions that could be used to load val2 into $t1 with a 2-parameter version of lw. <text:s/></text:p>
            </text:list-header>
          </text:list>
          <text:p text:style-name="P15">You could do it with only 2 parameter, however it would instead take 3 instructions. <text:s/>After the lui, we’d have to manually add 4 to the address, for register $at to find val2 in the stack, instead of having it be offset for 4. <text:s/>That way the final lw command would look like:</text:p>
          <text:p text:style-name="P11">lui $1, 0x00001001</text:p>
          <text:p text:style-name="P11">addi $at, $at, 4</text:p>
          <text:p text:style-name="P12">lw $9, $1</text:p>
          <text:list>
            <text:list-item>
              <text:list>
                <text:list-item>
                  <text:list>
                    <text:list-header>
                      <text:p text:style-name="P16">14. <text:s/>Explain why the three-parameter version of lw is useful. <text:s/>Include an explanation of how can it be used to “make the common case fast.” (In other words, how it can be used to reduce the number of instructions needed by the program.) </text:p>
                    </text:list-header>
                  </text:list>
                </text:list-item>
              </text:list>
            </text:list-item>
          </text:list>
          <text:p text:style-name="P15">In the most common case, it’s better to do it in as three-parameters, since you save an instruction, which is a whole 32-bits. <text:s/>If it were defaulted to perform a two-parameter version, it’d always use 3 instructions, making us use 96-bits.</text:p>
          <text:list text:continue-numbering="true">
            <text:list-header>
              <text:p text:style-name="P15">15. <text:s/>Explain the cost of the three-parameter version of lw. <text:s/>In particular, include an explanation of how the third (i.e., offset) parameter can potentially slow the computer (as compared to the hypothetical two-parameter lw).</text:p>
            </text:list-header>
          </text:list>
          <text:p text:style-name="P15">With a two-parameter version of lw, the program would only have to access memory once, since it would just access the already incremented memory address. <text:s/>In the three parameter version, it finds the memory address in the second parameter, and then finds the offset version of that address, making it access memory twice.</text:p>
          <text:list text:continue-numbering="true">
            <text:list-header>
              <text:p text:style-name="P15"><text:soft-page-break/>16. <text:s/>How is the li pseudo-instruction implemented? <text:s/>In other words, which “real” instructions are used to implement the li pseudo-instruction? (Remember, register 0 always contains the value 0.)</text:p>
            </text:list-header>
          </text:list>
          <text:p text:style-name="P16">There isn’t an actual “load” instruction in the real code (by itself), it instead loads it using the destination parameter in addiu, while the other two parameters are zero, and the value of what we’re loading.</text:p>
          <text:list text:continue-numbering="true">
            <text:list-header>
              <text:p text:style-name="P16">17. <text:s/>How does MIPS implement the move pseudo-instruction?</text:p>
            </text:list-header>
          </text:list>
          <text:p text:style-name="P15">Move does basically the same thing as load immediate. <text:s/>It adds (not immediate) zero to the register we want to move, and inserts that value into the destination register from our destination parameter.</text:p>
          <text:list text:continue-numbering="true">
            <text:list-header>
              <text:p text:style-name="P15">18. <text:s/>Would a built-in move be faster than the MIPS implementation? <text:s text:c="2"/>Why or why not? <text:s/>Consider the effects on both the time for the individual instruction, and the overall speed of the processor.</text:p>
            </text:list-header>
          </text:list>
          <text:p text:style-name="P15">The implementation wouldn’t actually be any faster. <text:s/>Since it takes one clock cycle to add the 2 values, and then one clock cycle to store it, as it is, it wouldn’t decrease the time. It would STILL take one clock cycle to get the value, and a second clock cycle to store it, meaning they BOTH take two clock cycles. <text:s/>It’s also noteworthy that the more commands we add, the more op-codes we add, which means eventually our op-code would have to add an extra bit, making that take longer too.</text:p>
          <text:list text:continue-numbering="true">
            <text:list-header>
              <text:p text:style-name="P15">19. <text:s text:c="2"/>See table attached.</text:p>
              <text:p text:style-name="P15"><text:span text:style-name="T3">20. <text:s/></text:span>Why does the l<text:span text:style-name="T2">a</text:span> pseudo-instruction in line 17 generate two assembly instructions while the li pseudo instruction in line 18 generates only one?</text:p>
            </text:list-header>
          </text:list>
          <text:p text:style-name="P6">When la is called, it needs to first load the address of the variable, then store it into the register, whereas when li is called, it's ran with a constant.</text:p>
          <text:list text:continue-numbering="true">
            <text:list-header>
              <text:p text:style-name="P6"><text:span text:style-name="T3">21. <text:s/></text:span>What is the value of the immediate parameter for the <text:span text:style-name="Source_20_Text">beq</text:span> instruction on line 30?</text:p>
            </text:list-header>
          </text:list>
          <text:p text:style-name="P6">The value of the immediate parameter is 0x0018.</text:p>
          <text:list text:continue-numbering="true">
            <text:list-header>
              <text:p text:style-name="P6"><text:span text:style-name="T3">22. <text:s/></text:span>Where does this number come from (i.e., how does the assembler calculate it)?</text:p>
            </text:list-header>
          </text:list>
          <text:p text:style-name="P10">It comes from the address that it's branching to, which is 0x0000 0018.</text:p>
          <text:list text:continue-numbering="true">
            <text:list-header>
              <text:p text:style-name="P7"><text:span text:style-name="T3">23. <text:s/></text:span>What is the value of the immediate parameter for the <text:span text:style-name="Source_20_Text">j</text:span> instruction on line 72? Be careful, you need to look at the actual hex value of the instruction, not the number in the "Basic" column. </text:p>
            </text:list-header>
          </text:list>
          <text:p text:style-name="P8">0x0810 0004.</text:p>
          <text:list text:continue-numbering="true">
            <text:list-header>
              <text:p text:style-name="P8"><text:span text:style-name="T3">24. <text:s/></text:span>Where does this number come from (i.e., how does the assembler calculate it)?</text:p>
            </text:list-header>
          </text:list>
          <text:p text:style-name="P9">The assembler finds the PC address to where it wants to jump, and then shifts the bits twice to the left, while the 6 bit opcode lies in front. <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Liberation Mono" svg:font-family="'Liberation Mono'"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fo:line-height="12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Adam Stewart</meta:initial-creator>
    <dc:date>2017-02-07T10:30:18.066982975</dc:date>
    <meta:editing-duration>PT38M42S</meta:editing-duration>
    <meta:editing-cycles>6</meta:editing-cycles>
    <meta:document-statistic meta:table-count="0" meta:image-count="0" meta:object-count="0" meta:page-count="3" meta:paragraph-count="59" meta:word-count="1189" meta:character-count="6879" meta:non-whitespace-character-count="5684"/>
  </office:meta>
</office:document-meta>
</file>